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b63e3" officeooo:paragraph-rsid="0002c5b4"/>
    </style:style>
    <style:style style:name="P2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3" style:family="paragraph" style:parent-style-name="Standard">
      <style:text-properties officeooo:rsid="0038f62d" officeooo:paragraph-rsid="0002c5b4"/>
    </style:style>
    <style:style style:name="P4" style:family="paragraph" style:parent-style-name="Standard">
      <style:text-properties officeooo:rsid="0034aebe" officeooo:paragraph-rsid="0002c5b4"/>
    </style:style>
    <style:style style:name="P5" style:family="paragraph" style:parent-style-name="Standard">
      <style:text-properties officeooo:rsid="0025d0ab" officeooo:paragraph-rsid="0002c5b4"/>
    </style:style>
    <style:style style:name="P6" style:family="paragraph" style:parent-style-name="Standard">
      <style:text-properties officeooo:paragraph-rsid="0002c5b4"/>
    </style:style>
    <style:style style:name="P7" style:family="paragraph" style:parent-style-name="Standard">
      <style:text-properties officeooo:rsid="0002c5b4" officeooo:paragraph-rsid="0002c5b4"/>
    </style:style>
    <style:style style:name="P8" style:family="paragraph" style:parent-style-name="Standard">
      <style:text-properties officeooo:rsid="00065bf9" officeooo:paragraph-rsid="00065bf9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normal" officeooo:rsid="0002c5b4" officeooo:paragraph-rsid="0002c5b4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rsid="0002c5b4" officeooo:paragraph-rsid="00065bf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2c5b4" officeooo:paragraph-rsid="00065bf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65bf9" officeooo:paragraph-rsid="00065bf9"/>
    </style:style>
    <style:style style:name="P13" style:family="paragraph" style:parent-style-name="Standard">
      <style:text-properties officeooo:rsid="00065bf9" officeooo:paragraph-rsid="0008e54f"/>
    </style:style>
    <style:style style:name="P14" style:family="paragraph" style:parent-style-name="Standard" style:list-style-name="L2">
      <style:text-properties fo:font-style="normal" style:text-underline-style="none" fo:font-weight="normal" officeooo:rsid="0006c4ee" officeooo:paragraph-rsid="0006c4e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italic" officeooo:rsid="0006c4ee" officeooo:paragraph-rsid="0006c4ee" style:font-style-asian="italic" style:font-style-complex="italic"/>
    </style:style>
    <style:style style:name="P16" style:family="paragraph" style:parent-style-name="Heading_20_1">
      <style:text-properties officeooo:paragraph-rsid="0002c5b4"/>
    </style:style>
    <style:style style:name="P17" style:family="paragraph" style:parent-style-name="Heading_20_2">
      <style:text-properties officeooo:rsid="0002c5b4" officeooo:paragraph-rsid="0002c5b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01f1" style:font-style-asian="italic" style:font-style-complex="italic"/>
    </style:style>
    <style:style style:name="T3" style:family="text">
      <style:text-properties officeooo:rsid="0002c5b4"/>
    </style:style>
    <style:style style:name="T4" style:family="text">
      <style:text-properties officeooo:rsid="0004673f"/>
    </style:style>
    <style:style style:name="T5" style:family="text">
      <style:text-properties officeooo:rsid="0029264b"/>
    </style:style>
    <style:style style:name="T6" style:family="text">
      <style:text-properties officeooo:rsid="0008e5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TP<text:span text:style-name="T4">1</text:span> : <text:span text:style-name="T3">Mise en place</text:span> </text:h>
      <text:p text:style-name="P6"/>
      <text:p text:style-name="P2"/>
      <text:p text:style-name="P3"/>
      <text:h text:style-name="P17" text:outline-level="2">Installation Groovy</text:h>
      <text:p text:style-name="P7"/>
      <text:p text:style-name="P10">Tester l’installation en testant les différents outils </text:p>
      <text:list xml:id="list2251634110" text:style-name="L1">
        <text:list-item>
          <text:p text:style-name="P11">Exécuteur de script</text:p>
        </text:list-item>
        <text:list-item>
          <text:p text:style-name="P11">CLI interactif</text:p>
        </text:list-item>
        <text:list-item>
          <text:p text:style-name="P11">Console </text:p>
        </text:list-item>
        <text:list-item>
          <text:p text:style-name="P12">Compilateur</text:p>
        </text:list-item>
      </text:list>
      <text:p text:style-name="P4"/>
      <text:h text:style-name="P17" text:outline-level="2">Mise en place IDE</text:h>
      <text:p text:style-name="P13">Installer le plugins Groovy pour <text:span text:style-name="T6">l’IDE de votre choix </text:span></text:p>
      <text:p text:style-name="P13"/>
      <text:p text:style-name="P13"><text:span text:style-name="T6">Par exemple, pour </text:span>Eclipse <text:span text:style-name="T6">voir :</text:span></text:p>
      <text:p text:style-name="P8"/>
      <text:p text:style-name="P15">https://github.com/groovy/groovy-eclipse/wiki</text:p>
      <text:p text:style-name="P5"/>
      <text:p text:style-name="P9"><text:span text:style-name="T5">T</text:span>est de l’IDE</text:p>
      <text:list xml:id="list1507515513" text:style-name="L2">
        <text:list-item>
          <text:p text:style-name="P14">Création de projet Groovy</text:p>
        </text:list-item>
        <text:list-item>
          <text:p text:style-name="P14">Editeur et complétion</text:p>
        </text:list-item>
        <text:list-item>
          <text:p text:style-name="P14">Exécution <text:span text:style-name="T1">Run As </text:span><text:span text:style-name="T2">Groovy Script, Java Application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3T11:11:31.491327417</dc:date>
    <meta:editing-duration>PT13M4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65" meta:character-count="408" meta:non-whitespace-character-count="361"/>
  </office:meta>
</office:document-meta>
</file>